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639fce"/>
    </style:style>
    <style:style style:name="P3" style:family="paragraph" style:parent-style-name="Heading_20_2">
      <style:text-properties officeooo:rsid="00639fce" officeooo:paragraph-rsid="00639fce"/>
    </style:style>
    <style:style style:name="P4" style:family="paragraph" style:parent-style-name="Text_20_body">
      <style:text-properties officeooo:paragraph-rsid="00639fce"/>
    </style:style>
    <style:style style:name="P5" style:family="paragraph" style:parent-style-name="Text_20_body">
      <style:text-properties fo:font-weight="bold" officeooo:paragraph-rsid="00639fce" style:font-weight-asian="bold" style:font-weight-complex="bold"/>
    </style:style>
    <style:style style:name="P6" style:family="paragraph" style:parent-style-name="Text_20_body" style:list-style-name="L1">
      <style:text-properties fo:font-weight="bold" officeooo:paragraph-rsid="00639fce" style:font-weight-asian="bold" style:font-weight-complex="bold"/>
    </style:style>
    <style:style style:name="P7" style:family="paragraph" style:parent-style-name="Text_20_body" style:list-style-name="L1">
      <style:text-properties officeooo:paragraph-rsid="00639fce"/>
    </style:style>
    <style:style style:name="P8" style:family="paragraph" style:parent-style-name="Text_20_body">
      <style:paragraph-properties fo:margin-left="1.251cm" fo:text-indent="0cm" style:auto-text-indent="false"/>
      <style:text-properties officeooo:paragraph-rsid="00639fce"/>
    </style:style>
    <style:style style:name="P9" style:family="paragraph" style:parent-style-name="Text_20_body">
      <style:paragraph-properties fo:break-before="page"/>
      <style:text-properties fo:font-weight="bold" officeooo:paragraph-rsid="00639fce" style:font-weight-asian="bold" style:font-weight-complex="bold"/>
    </style:style>
    <style:style style:name="P10" style:family="paragraph" style:parent-style-name="Heading_20_2">
      <style:text-properties officeooo:rsid="001de5be" officeooo:paragraph-rsid="001de5be"/>
    </style:style>
    <style:style style:name="P11" style:family="paragraph" style:parent-style-name="Text_20_body">
      <style:text-properties officeooo:rsid="0066a1f1" officeooo:paragraph-rsid="0066a1f1"/>
    </style:style>
    <style:style style:name="T1" style:family="text">
      <style:text-properties officeooo:rsid="005f6167"/>
    </style:style>
    <style:style style:name="T2" style:family="text">
      <style:text-properties officeooo:rsid="00253ea3"/>
    </style:style>
    <style:style style:name="T3" style:family="text">
      <style:text-properties fo:font-family="Arial" style:font-family-generic="swiss" style:font-pitch="variable" fo:font-size="12pt" fo:language="en" fo:country="US" officeooo:rsid="00253ea3" style:font-size-asian="12pt" style:font-family-complex="Arial" style:font-family-generic-complex="system" style:font-pitch-complex="variable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1</text:span></text:p>
      <text:h text:style-name="Heading_20_2" text:outline-level="2">AIM</text:h>
      <text:p text:style-name="P2"><text:span text:style-name="T2">To </text:span><text:span text:style-name="T3">understand LEX and YACC tools.</text:span></text:p>
      <text:h text:style-name="P3" text:outline-level="2">THEORY</text:h>
      <text:p text:style-name="P4">LEX is a computer program that generates lexical analysers ("scanner" or "lexers"). It is commonly used with the YACC parser generator and is the standard lexical analyser generator on many Unix and Unix-like systems. LEX reads an input stream specifying the lexical analyser and writes source code which implements the lexical analyser in the C programming language.</text:p>
      <text:p text:style-name="P5">Structure of Lex Programs:</text:p>
      <text:p text:style-name="P4">A LEX program is organized into three main sections: Declarations, Rules, and Auxiliary Functions. Each section serves a distinct purpose in defining the behaviour of the lexical analyser.</text:p>
      <text:list text:style-name="L1">
        <text:list-item>
          <text:p text:style-name="P6">Declarations </text:p>
          <text:p text:style-name="P7">The Declarations section comprises two parts:</text:p>
          <text:list>
            <text:list-item>
              <text:p text:style-name="P7">Regular definitions: Define macros and shorthand notations for regular expressions to simplify rule definitions.</text:p>
            </text:list-item>
            <text:list-item>
              <text:p text:style-name="P7">Auxiliary Declarations: Contains C code such as header file inclusions, function prototypes, and global variable declarations. This code is enclosed within %{ and %} and is copied verbatim into the generated lex.yy.c file.</text:p>
            </text:list-item>
          </text:list>
        </text:list-item>
        <text:list-item>
          <text:p text:style-name="P6">Rules </text:p>
          <text:p text:style-name="P7">The Rules section consists of pattern-action pairs, where each pair defines a regular expression pattern to match and the corresponding C code to execute upon a successful match.</text:p>
        </text:list-item>
        <text:list-item>
          <text:p text:style-name="P6">Auxiliary Functions </text:p>
          <text:p text:style-name="P7">The Auxiliary Functions section includes additional C code that is not part of the rules. This typically contains the main function and any helper functions required by the lexer. This code is placed after the second %% and is directly copied into the lex.yy.c file.</text:p>
        </text:list-item>
      </text:list>
      <text:p text:style-name="P5">yylex()</text:p>
      <text:p text:style-name="P4">The 'yylex()' function, defined by Lex in the 'lex.yy.c' file, reads the input stream, matches it against regular expressions, and executes the corresponding actions for each match. It also <text:soft-page-break/>generates tokens for further processing by parsers or other components, though the programmer must explicitly invoke 'yylex()' within the auxiliary functions of the LEX program.</text:p>
      <text:p text:style-name="P4"/>
      <text:p text:style-name="P5">yywrap() </text:p>
      <text:p text:style-name="P4">The function yywrap() is called by yylex() when the end of an input file is reached. If yywrap() returns 0, scanning continues; if it returns a non-zero value, yylex() terminates and returns 0.</text:p>
      <text:p text:style-name="P4"/>
      <text:p text:style-name="P4"><text:span text:style-name="T4">Compilation Steps:</text:span></text:p>
      <text:p text:style-name="P8">Step-1: Start</text:p>
      <text:p text:style-name="P8">Step-2: Create a file with a .l and write your LEX. </text:p>
      <text:p text:style-name="P8">Step-3: Give the command ‘lex simple_calc.l’. This command generates a C source file named lex.yy.c. </text:p>
      <text:p text:style-name="P8">Step-4: ‘gcc -o simple_calc lex.yy.c -lfl’ to compile the generated C code. </text:p>
      <text:p text:style-name="P8">Step-5: Running the Executable Execute the compiled program using: ‘./simple_calc’</text:p>
      <text:p text:style-name="P4"/>
      <text:p text:style-name="P4">YACC (Yet Another Compiler Compiler) generates LALR parsers from formal grammar specifications. It is often used with Lex for building compilers and interpreters, handling the syntactic analysis phase. YACC reads a grammar file and produces a C source parser that processes token sequences (typically from LEX) to check if they follow the grammar. The modern counterpart of YACC is Bison.</text:p>
      <text:p text:style-name="P8">Step 1: Create a file with a .y and write your YACC. </text:p>
      <text:p text:style-name="P8">Step 2: Give the command ‘yacc -d simple_calc.y’. This command generates a C source file named y.tab.c. </text:p>
      <text:p text:style-name="P8">Step 3: Use ‘gcc -o simple_calc lex.yy.c -lfl’ to compile the generated C code.</text:p>
      <text:p text:style-name="P8">Step 4: Running the Executable Execute the compiled program using: ‘./simple_calc’</text:p>
      <text:p text:style-name="P4"/>
      <text:p text:style-name="P5"/>
      <text:p text:style-name="P9">Structure of YACC Program </text:p>
      <text:p text:style-name="P4">%{</text:p>
      <text:p text:style-name="P4">C Declarations</text:p>
      <text:p text:style-name="P4">%}</text:p>
      <text:p text:style-name="P4">Yacc Declarations</text:p>
      <text:p text:style-name="P4"/>
      <text:p text:style-name="P4">%%</text:p>
      <text:p text:style-name="P4">Grammar Rules</text:p>
      <text:p text:style-name="P4">%%</text:p>
      <text:p text:style-name="P4"/>
      <text:p text:style-name="P4">Additional Code (Comments enclosed in /*....*/ may appear in any section)</text:p>
      <text:h text:style-name="P10" text:outline-level="2" text:is-list-header="true">RESULT</text:h>
      <text:p text:style-name="P11">Familiarized ourselves with the working of YACC and LEX tools for compiler desig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20:23:44.099232732</dc:date>
    <meta:editing-duration>PT6H19M47S</meta:editing-duration>
    <meta:editing-cycles>35</meta:editing-cycles>
    <meta:generator>LibreOffice/25.2.6.2$Linux_X86_64 LibreOffice_project/520$Build-2</meta:generator>
    <meta:print-date>2025-09-17T19:36:38.737725419</meta:print-date>
    <meta:printed-by>PDF files</meta:printed-by>
    <meta:document-statistic meta:table-count="0" meta:image-count="0" meta:object-count="0" meta:page-count="3" meta:paragraph-count="42" meta:word-count="533" meta:character-count="3386" meta:non-whitespace-character-count="2893"/>
  </office:meta>
</office:document-meta>
</file>